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OpenSymbol" svg:font-family="OpenSymbol"/>
    <style:font-face style:name="Tahoma" svg:font-family="Tahoma"/>
    <style:font-face style:name="monospace" svg:font-family="monospac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break-before="page"/>
    </style:style>
    <style:style style:name="P4" style:family="paragraph" style:parent-style-name="Table_20_Heading">
      <style:text-properties fo:color="#ffffff"/>
    </style:style>
    <style:style style:name="P5" style:family="paragraph" style:parent-style-name="Heading_20_3">
      <style:text-properties fo:font-style="normal" style:font-style-asian="normal" style:font-style-complex="normal"/>
    </style:style>
    <style:style style:name="P6" style:family="paragraph" style:parent-style-name="Código">
      <style:text-properties fo:font-style="normal" style:font-style-asian="normal" style:font-style-complex="normal"/>
    </style:style>
    <style:style style:name="P7" style:family="paragraph" style:parent-style-name="Código">
      <style:text-properties fo:font-variant="normal" fo:text-transform="none" fo:color="#000000" style:font-name="monospace" fo:font-size="9.75pt" fo:letter-spacing="normal" fo:font-style="normal" fo:font-weight="normal" style:font-style-asian="normal" style:font-style-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variant="normal" fo:text-transform="none" fo:color="#000000" style:font-name="Courier New" fo:font-size="10.5pt" fo:letter-spacing="normal" fo:font-style="normal" fo:font-weight="normal" style:font-style-asian="normal" style:font-style-complex="normal"/>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Heading_20_1" style:master-page-name="Standard">
      <style:paragraph-properties style:page-number="auto"/>
    </style:style>
    <style:style style:name="P14" style:family="paragraph" style:parent-style-name="Heading_20_2">
      <style:paragraph-properties fo:break-before="page"/>
    </style:style>
    <style:style style:name="P15" style:family="paragraph" style:parent-style-name="Text_20_body" style:list-style-name="L1"/>
    <style:style style:name="P16" style:family="paragraph" style:parent-style-name="Table_20_index_20_1">
      <style:paragraph-properties>
        <style:tab-stops>
          <style:tab-stop style:position="16.99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6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110731784" text:id="ct110731784">
          <text:insertion>
            <office:change-info>
              <dc:creator>Rubén Antón</dc:creator>
              <dc:date>2013-06-04T20:59:00</dc:date>
            </office:change-info>
          </text:insertion>
        </text:changed-region>
        <text:changed-region xml:id="ct108079224" text:id="ct108079224">
          <text:insertion>
            <office:change-info>
              <dc:creator>Rubén Antón</dc:creator>
              <dc:date>2013-06-03T17:39:00</dc:date>
            </office:change-info>
          </text:insertion>
        </text:changed-region>
        <text:changed-region xml:id="ct108079432" text:id="ct108079432">
          <text:insertion>
            <office:change-info>
              <dc:creator>Rubén Antón</dc:creator>
              <dc:date>2013-06-03T17:40:00</dc:date>
            </office:change-info>
          </text:insertion>
        </text:changed-region>
        <text:changed-region xml:id="ct108079536" text:id="ct108079536">
          <text:insertion>
            <office:change-info>
              <dc:creator>Rubén Antón</dc:creator>
              <dc:date>2013-06-03T17:41:00</dc:date>
            </office:change-info>
          </text:insertion>
        </text:changed-region>
        <text:changed-region xml:id="ct108079640" text:id="ct108079640">
          <text:insertion>
            <office:change-info>
              <dc:creator>Rubén Antón</dc:creator>
              <dc:date>2013-06-03T17:42:00</dc:date>
            </office:change-info>
          </text:insertion>
        </text:changed-region>
        <text:changed-region xml:id="ct108079744" text:id="ct108079744">
          <text:insertion>
            <office:change-info>
              <dc:creator>Rubén Antón</dc:creator>
              <dc:date>2013-06-03T17: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bookmark text:name="__RefHeading__4261_714434732"/>ANEXO V: MANUALES<text:bookmark-end text:name="__RefHeading__4261_714434732"/></text:h>
      <text:p text:style-name="Text_20_body"/>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0"><text:a xlink:type="simple" xlink:href="#__RefHeading__4261_714434732" text:style-name="Index_20_Link" text:visited-style-name="Index_20_Link">ANEXO V: MANUALES<text:tab/>1</text:a></text:p>
          <text:p text:style-name="P11"><text:a xlink:type="simple" xlink:href="#__RefHeading__6175_714434732" text:style-name="Index_20_Link" text:visited-style-name="Index_20_Link">Introducción<text:tab/>3</text:a></text:p>
          <text:p text:style-name="P11"><text:a xlink:type="simple" xlink:href="#__RefHeading__6177_714434732" text:style-name="Index_20_Link" text:visited-style-name="Index_20_Link">Manual de instalación de Hadoop<text:tab/>4</text:a></text:p>
          <text:p text:style-name="P12"><text:a xlink:type="simple" xlink:href="#__RefHeading__8635_714434732" text:style-name="Index_20_Link" text:visited-style-name="Index_20_Link">Configuración de Hadoop para ejecución en un solo nodo (modo pseudo-distribuido)<text:tab/>4</text:a></text:p>
          <text:p text:style-name="P11"><text:a xlink:type="simple" xlink:href="#__RefHeading__662_801092766" text:style-name="Index_20_Link" text:visited-style-name="Index_20_Link">Manual de instalación y configuración de Hbase<text:tab/>7</text:a></text:p>
          <text:p text:style-name="P12"><text:a xlink:type="simple" xlink:href="#__RefHeading__664_801092766" text:style-name="Index_20_Link" text:visited-style-name="Index_20_Link">Configuración de Hbase en modo pseudo-distribuido<text:tab/>8</text:a></text:p>
          <text:p text:style-name="P11"><text:a xlink:type="simple" xlink:href="#__RefHeading__8637_714434732" text:style-name="Index_20_Link" text:visited-style-name="Index_20_Link">Referencias<text:tab/>9</text:a></text:p>
        </text:index-body>
      </text:table-of-content>
      <text:p text:style-name="Text_20_body"/>
      <text:p text:style-name="P3">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4">Fecha</text:p>
            </table:table-cell>
            <table:table-cell table:style-name="Tabla8.A1" office:value-type="string">
              <text:p text:style-name="P4">Número de versión</text:p>
            </table:table-cell>
            <table:table-cell table:style-name="Tabla8.C1" office:value-type="string">
              <text:p text:style-name="P4">Descripción</text:p>
            </table:table-cell>
          </table:table-row>
        </table:table-header-rows>
        <table:table-row>
          <table:table-cell table:style-name="Tabla8.A2" office:value-type="string">
            <text:p text:style-name="P2">27/12/2012</text:p>
          </table:table-cell>
          <table:table-cell table:style-name="Tabla8.B2" office:value-type="string">
            <text:p text:style-name="P2">1.0</text:p>
          </table:table-cell>
          <table:table-cell table:style-name="Tabla8.C2" office:value-type="string">
            <text:p text:style-name="P2">Versión inicial</text:p>
          </table:table-cell>
        </table:table-row>
        <table:table-row>
          <table:table-cell table:style-name="Tabla8.A3" office:value-type="string">
            <text:p text:style-name="P2">17/01/2013</text:p>
          </table:table-cell>
          <table:table-cell table:style-name="Tabla8.B3" office:value-type="string">
            <text:p text:style-name="P2">2.0</text:p>
          </table:table-cell>
          <table:table-cell table:style-name="Tabla8.C3" office:value-type="string">
            <text:p text:style-name="P2">Manual de instalación de Hadoop: modo pseudo-distribuido</text:p>
          </table:table-cell>
        </table:table-row>
        <table:table-row>
          <table:table-cell table:style-name="Tabla8.A4" office:value-type="string">
            <text:p text:style-name="P2">13/03/2013</text:p>
          </table:table-cell>
          <table:table-cell table:style-name="Tabla8.B4" office:value-type="string">
            <text:p text:style-name="P2">2.1</text:p>
          </table:table-cell>
          <table:table-cell table:style-name="Tabla8.C4" office:value-type="string">
            <text:p text:style-name="P2">Manual de instalación de Hbase: modo pseudo-distribuido</text:p>
          </table:table-cell>
        </table:table-row>
        <table:table-row>
          <table:table-cell table:style-name="Tabla8.A5" office:value-type="string">
            <text:p text:style-name="P2">01/06/2013</text:p>
          </table:table-cell>
          <table:table-cell table:style-name="Tabla8.B5" office:value-type="string">
            <text:p text:style-name="P2">3.0</text:p>
          </table:table-cell>
          <table:table-cell table:style-name="Tabla8.C5" office:value-type="string">
            <text:p text:style-name="P2">Manual de usuario</text:p>
          </table:table-cell>
        </table:table-row>
      </table:table>
      <text:p text:style-name="Table">Tabla <text:sequence text:ref-name="refTable0"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6">Tabla 1: Lista de versiones del documento<text:tab/>2</text:p>
        </text:index-body>
      </text:table-index>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index-body>
      </text:illustration-index>
      <text:p text:style-name="Text_20_body"/>
      <text:h text:style-name="P14" text:outline-level="2"><text:bookmark text:name="__RefHeading__6175_714434732"/>Introducción<text:bookmark-end text:name="__RefHeading__6175_714434732"/></text:h>
      <text:p text:style-name="Text_20_body">Este anexo tiene por objeto servir de guía de instalación y manejo de la aplicación para cualquier usuario, administrador o desarrollador. Se detallan el proceso de instalación de Hadoop, del sistema desarrollado y de la aplicación cliente, así como el proceso básico de ejecución de un ciclo CBR por parte de los distintos usuario y, la administración del sistema.</text:p>
      <text:p text:style-name="Text_20_body">También se incluye, en el <text:bookmark-ref text:reference-format="text" text:ref-name="__RefHeading__6177_714434732">Manual de instalación de Hadoop</text:bookmark-ref>, una lista de requisitos hardware y software necesarios para el funcionamiento tanto del cliente como de los nodos Hadoop.</text:p>
      <text:h text:style-name="Heading_20_2" text:outline-level="2"><text:bookmark text:name="__RefHeading__6177_714434732"/>Manual de instalación de Hadoop<text:bookmark-end text:name="__RefHeading__6177_714434732"/></text:h>
      <text:p text:style-name="Text_20_body">Hadoop requiere de un entorno Linux para funcionar en modo cluster. También aparece Microsoft Windows como alternativa de desarrollo, pero no de producción <text:bookmark-ref text:reference-format="number-all-superior" text:ref-name="__RefNumPara__6179_714434732">[1]</text:bookmark-ref>. Asimismo, Hadoop requiere de un entorno de ejecución Java para funcionar, preferiblemente el JRE oficial de Oracle a partir de la versión 1.6 <text:bookmark-ref text:reference-format="number-all-superior" text:ref-name="__RefNumPara__6181_714434732">[2]</text:bookmark-ref>, y dos herramientas que suelen venir incluidas en la mayoría de distribuciones Linux: <text:span text:style-name="T1">ssh</text:span> (y el demonio <text:span text:style-name="T1">sshd</text:span> en ejecución) y <text:span text:style-name="T1">rsync</text:span>.</text:p>
      <text:p text:style-name="Text_20_body">Una vez instaladas las dependencias, se puede descargar un paquete de Hadoop desde su página de descargas <text:bookmark-ref text:reference-format="number-all-superior" text:ref-name="__RefNumPara__6183_714434732">[3]</text:bookmark-ref>. Para la versión utilizada en este proyecto, 1.0.4 (o cualquiera de la serie 1.0.x), puede encontrarse un fichero <text:span text:style-name="T1">.tar.gz</text:span><text:span text:style-name="T2"> para extraerlo en el directorio que se desee, un paquete </text:span><text:span text:style-name="T1">.deb</text:span><text:span text:style-name="T2"> (para las distribuciones Linux basadas en Debian) </text:span><text:span text:style-name="T2">y un</text:span><text:span text:style-name="T2"> </text:span><text:span text:style-name="T1">.rpm</text:span><text:span text:style-name="T2"> (para las basadas en Red Hat). Para instalarlo, en el primer caso sólo hará falta extraer el contenido del fichero en una carpeta a elección del administrador; en el segundo, ejecutar el comando apropiado para el paquete elegido:</text:span></text:p>
      <text:p text:style-name="P6"># dpkg -i hadoop-1.0.4.deb <text:note text:id="ftn1" text:note-class="footnote"><text:note-citation>1</text:note-citation><text:note-body><text:p text:style-name="Footnote">Los comandos que empiezan por # deberá introducirlos el usuario <text:span text:style-name="T1">root</text:span>, mientras que los que empiezan por $ deberá ejecutarlos el usuario que vaya a ejecutar Hadoop, en el caso del ejemplo, <text:span text:style-name="T1">hadoop</text:span>.</text:p></text:note-body></text:note></text:p>
      <text:p text:style-name="P6"># rpm -i hadoop-1.0.4.rpm</text:p>
      <text:h text:style-name="P5" text:outline-level="3"><text:bookmark text:name="__RefHeading__8635_714434732"/>Configuración de Hadoop para ejecución en un solo nodo (modo pseudo-distribuido)<text:bookmark-end text:name="__RefHeading__8635_714434732"/></text:h>
      <text:p text:style-name="Text_20_body"><text:span text:style-name="T2">La configuración de Hadoop se lleva a cabo en un directorio que varía según el método usado para instalarlo. Si se usó la opción del fichero </text:span><text:span text:style-name="T1">.tar.gz</text:span><text:span text:style-name="T2">, todos los ficheros requeridos por Hadoop estarán dentro del directorio donde fue extraído, con lo que el directorio de configuración será el directorio </text:span><text:span text:style-name="T1">conf/</text:span><text:span text:style-name="T2"> dentro del anterior.</text:span></text:p>
      <text:p text:style-name="Text_20_body"><text:span text:style-name="T2">Si se usó la opción del paquete de instalación, como todas las aplicaciones instaladas de esta forma, tendrá su directorio de configuración dentro del directorio </text:span><text:span text:style-name="T1">/etc</text:span><text:span text:style-name="T2">, probablemente en </text:span><text:span text:style-name="T1">/etc/hadoop</text:span><text:span text:style-name="T2">.</text:span></text:p>
      <text:p text:style-name="Text_20_body"><text:span text:style-name="T2">Antes de nada, hay que crear los directorios donde el demonio NameNode guardará sus datos y donde se almacenará el sistema de ficheros HDFS. Por ejemplo, estos pueden ser </text:span><text:span text:style-name="T1">/hadoopstorage/name/</text:span><text:span text:style-name="T2"> y </text:span><text:span text:style-name="T1">/hadoopstorage/data/</text:span><text:span text:style-name="T2">. Estos directorios deberán pertenecer al usuario que vaya a ejecutar los servicios, por ejemplo, </text:span><text:span text:style-name="T1">hadoop</text:span><text:span text:style-name="T2">:</text:span></text:p>
      <text:p text:style-name="P6"># mkdir /hadoopstorage</text:p>
      <text:p text:style-name="P6"># chown hadoop:hadoop /hadoopstorage</text:p>
      <text:p text:style-name="P6"># su hadoop</text:p>
      <text:p text:style-name="P6">$ mkdir /hadoopstorage/name</text:p>
      <text:p text:style-name="P6">$ mkdir /hadoopstorage/data</text:p>
      <text:p text:style-name="P6"/>
      <text:p text:style-name="P8">También hará falta un directorio para que la aplicación de CBR guarde las clases generadas dinámicamente, de forma que cada nodo las pueda encontrar. No hace falta crearlo, pero sí que deberá tener permisos de escritura el usuario que finalmente ejecute el proceso del servidor. En este caso, el directorio elegido es <text:span text:style-name="T1">/home/hadoop/classes</text:span>.</text:p>
      <text:p text:style-name="P8"><text:soft-page-break/>Lo siguiente será crear tres nuevos archivos xml en el directorio de configuración, con los siguientes contenidos (si los directorios no son los mismos, éstos deben quedar reflejados en las propiedades <text:span text:style-name="T1">dfs.name.dir </text:span>y <text:span text:style-name="T1">dfs.data.dir </text:span>para los directorios de hadoop y <text:span text:style-name="T1">cbr.class.dir</text:span> para el directorio de clases de la aplicación de CBR):</text:p>
      <text:p text:style-name="P9">core-site.xml:</text:p>
      <text:p text:style-name="P7">&lt;configuration&gt;</text:p>
      <text:p text:style-name="P7"><text:s text:c="5"/>&lt;property&gt;</text:p>
      <text:p text:style-name="P7"><text:s text:c="9"/>&lt;name&gt;fs.default.name&lt;/name&gt;</text:p>
      <text:p text:style-name="P7"><text:s text:c="9"/>&lt;value&gt;hdfs://localhost:8020&lt;/value&gt;</text:p>
      <text:p text:style-name="P7"><text:s text:c="5"/>&lt;/property&gt;</text:p>
      <text:p text:style-name="P7"><text:s text:c="5"/>&lt;property&gt;</text:p>
      <text:p text:style-name="P7"><text:s text:c="9"/>&lt;name&gt;cbr.class.dir&lt;/name&gt;</text:p>
      <text:p text:style-name="P7"><text:s text:c="9"/>&lt;value&gt;/home/hadoop/classes&lt;/value&gt;</text:p>
      <text:p text:style-name="P7"><text:s text:c="5"/>&lt;/property&gt;</text:p>
      <text:p text:style-name="P7">&lt;/configuration&gt;</text:p>
      <text:p text:style-name="P7"/>
      <text:p text:style-name="P9">hdfs-site.xml:</text:p>
      <text:p text:style-name="Código">&lt;configuration&gt;</text:p>
      <text:p text:style-name="Código"><text:s text:c="5"/>&lt;property&gt;</text:p>
      <text:p text:style-name="Código"><text:s text:c="9"/>&lt;name&gt;dfs.replication&lt;/name&gt;</text:p>
      <text:p text:style-name="Código"><text:s text:c="9"/>&lt;value&gt;1&lt;/value&gt;</text:p>
      <text:p text:style-name="Código"><text:s text:c="5"/>&lt;/property&gt;</text:p>
      <text:p text:style-name="Código"><text:tab/> &lt;property&gt;</text:p>
      <text:p text:style-name="Código"><text:s text:c="9"/>&lt;name&gt;dfs.support.append&lt;/name&gt;</text:p>
      <text:p text:style-name="Código"><text:s text:c="9"/>&lt;value&gt;true&lt;/value&gt;</text:p>
      <text:p text:style-name="Código"><text:s text:c="5"/>&lt;/property&gt;</text:p>
      <text:p text:style-name="Código"><text:tab/> &lt;property&gt;</text:p>
      <text:p text:style-name="Código"><text:s text:c="9"/>&lt;name&gt;dfs.datanode.max.xcievers&lt;/name&gt;</text:p>
      <text:p text:style-name="Código"><text:s text:c="9"/>&lt;value&gt;4096&lt;/value&gt;</text:p>
      <text:p text:style-name="Código"><text:s text:c="5"/>&lt;/property&gt;</text:p>
      <text:p text:style-name="Código"><text:tab/> &lt;property&gt;</text:p>
      <text:p text:style-name="Código"><text:s text:c="9"/>&lt;name&gt;dfs.name.dir&lt;/name&gt;</text:p>
      <text:p text:style-name="Código"><text:s text:c="9"/>&lt;value&gt;/hadoopstorage/name/&lt;/value&gt;</text:p>
      <text:p text:style-name="Código"><text:s text:c="5"/>&lt;/property&gt;</text:p>
      <text:p text:style-name="Código"><text:tab/> &lt;property&gt;</text:p>
      <text:p text:style-name="Código"><text:s text:c="9"/>&lt;name&gt;dfs.data.dir&lt;/name&gt;</text:p>
      <text:p text:style-name="Código"><text:s text:c="9"/>&lt;value&gt;/hadoopstorage/data/&lt;/value&gt;</text:p>
      <text:p text:style-name="Código"><text:s text:c="5"/>&lt;/property&gt;</text:p>
      <text:p text:style-name="Código">&lt;/configuration&gt;</text:p>
      <text:p text:style-name="Código"/>
      <text:p text:style-name="P9">mapred-site.xml:</text:p>
      <text:p text:style-name="Código">&lt;configuration&gt;</text:p>
      <text:p text:style-name="Código"><text:s text:c="5"/>&lt;property&gt;</text:p>
      <text:p text:style-name="Código"><text:s text:c="9"/>&lt;name&gt;mapred.job.tracker&lt;/name&gt;</text:p>
      <text:p text:style-name="Código"><text:s text:c="9"/>&lt;value&gt;localhost:9001&lt;/value&gt;</text:p>
      <text:p text:style-name="Código"><text:s text:c="5"/>&lt;/property&gt;</text:p>
      <text:p text:style-name="Código"><text:tab/> &lt;property&gt;</text:p>
      <text:p text:style-name="Código"><text:s text:c="9"/>&lt;name&gt;mapred.reduce.child.java.opts&lt;/name&gt;</text:p>
      <text:p text:style-name="Código"><text:s text:c="9"/>&lt;value&gt;-Xmx512M&lt;/value&gt;<text:note text:id="ftn2" text:note-class="footnote"><text:note-citation>2</text:note-citation><text:note-body><text:p text:style-name="Footnote">El 512M es la cantidad de memoria asignada al montículo de la máquina virtual de java que ejecute cada reducer. En función del número de casos que tenga que procesar cada reducer, podría necesitar más. Si se produce un OutOfMemoryError, incrementar este valor.</text:p></text:note-body></text:note></text:p>
      <text:p text:style-name="Código"><text:s text:c="5"/>&lt;/property&gt;</text:p>
      <text:p text:style-name="Código"><text:soft-page-break/>&lt;/configuration&gt;</text:p>
      <text:p text:style-name="Código"/>
      <text:p text:style-name="Text_20_body">Después hace falta que el demonio <text:span text:style-name="T1">sshd</text:span><text:span text:style-name="T2"> acepte conexiones entrantes del usuario que vaya a utilizar hadoop sin pedir contraseña. Para ello, habrá que ejecutar los dos comandos siguientes:</text:span></text:p>
      <text:p text:style-name="P6">$ ssh-keygen -t dsa -P '' -f ~/.ssh/id_dsa </text:p>
      <text:p text:style-name="P6">$ cat ~/.ssh/id_dsa.pub &gt;&gt; ~/.ssh/authorized_keys</text:p>
      <text:p text:style-name="P6"/>
      <text:p text:style-name="Text_20_body"><text:span text:style-name="T2">Y finalmente, formatear un nuevo sistema de ficheros distribuido e </text:span><text:span text:style-name="T2">iniciar todos los servicios requeridos por hadoop. Si se instaló desde un paquete </text:span><text:span text:style-name="T1">.tar.gz</text:span><text:span text:style-name="T2">:</text:span></text:p>
      <text:p text:style-name="Código"><text:span text:style-name="T2">$ bin/hadoop namenode -format</text:span><text:span text:style-name="T2"><text:note text:id="ftn3" text:note-class="footnote"><text:note-citation>3</text:note-citation><text:note-body><text:p text:style-name="Footnote">Si en este paso hadoop da un error diciendo que el tamaño del montículo (heap) es demasiado pequeño inicialmente, hay que editar la variable $HADOOP_CLIENT_OPS del fichero de configuración <text:span text:style-name="T1">hadoop-env.sh</text:span><text:span text:style-name="T2">.</text:span></text:p></text:note-body></text:note></text:span></text:p>
      <text:p text:style-name="P6">$ bin/start-all.sh</text:p>
      <text:p text:style-name="P6"/>
      <text:p text:style-name="Text_20_body"><text:span text:style-name="T2">Y si se instaló desde un paquete </text:span><text:span text:style-name="T1">.deb</text:span><text:span text:style-name="T2"> o </text:span><text:span text:style-name="T1">.rpm</text:span><text:span text:style-name="T2">:</text:span></text:p>
      <text:p text:style-name="Código"><text:span text:style-name="T2">$ hadoop namenode -format</text:span><text:span text:style-name="T3"><text:note-ref text:note-class="footnote" text:reference-format="text" text:ref-name="ftn3">3</text:note-ref></text:span></text:p>
      <text:p text:style-name="P6">$ /usr/sbin/start-all.sh</text:p>
      <text:p text:style-name="P6"/>
      <text:p text:style-name="Text_20_body">Una vez hecho esto, se puede acceder desde un navegador a las interfaces web de configuración del NameNode y del JobTracker a través de los puertos 50070 y 50030, respectivamente.</text:p>
      <text:p text:style-name="Text_20_body">También se puede ejecutar un programa de ejemplo que cuenta las palabras que coinciden con una cierta expresión regular. Para ello, por ejemplo, copiaremos los ficheros .<text:span text:style-name="T1">xml</text:span> del directorio de configuración de hadoop en una carpeta <text:span text:style-name="T1">input/</text:span> de nuestra carpeta personal. Luego, copiaremos los ficheros de ejemplo al sistema de ficheros distribuido y ejecutaremos un <text:span text:style-name="T1">jar</text:span> de ejemplo. En una instalación basada en el paquete <text:span text:style-name="T1">.tar.gz</text:span><text:span text:style-name="T2">:</text:span></text:p>
      <text:p text:style-name="P6">$ bin/hadoop fs -put conf/ input/</text:p>
      <text:p text:style-name="P6">$ bin/hadoop jar hadoop-examples-1.0.4.jar grep input output 'dfs[a-z.]+'</text:p>
      <text:p text:style-name="Text_20_body"><text:span text:style-name="T2">Y en una instalación de paquete </text:span><text:span text:style-name="T1">.deb</text:span><text:span text:style-name="T2"> o </text:span><text:span text:style-name="T1">.tar.gz</text:span><text:span text:style-name="T2">:</text:span></text:p>
      <text:p text:style-name="P6">$ hadoop fs -put /etc/hadoop/ input/</text:p>
      <text:p text:style-name="P6">$ hadoop jar /usr/share/hadoop/hadoop-examples-1.0.4.jar grep input output 'dfs[a-z.]+'</text:p>
      <text:p text:style-name="Text_20_body"><text:change-start text:change-id="ct110731784"/><text:span text:style-name="T2"/></text:p>
      <text:p text:style-name="Text_20_body"><text:change-end text:change-id="ct110731784"/><text:span text:style-name="T2">En este ejemplo, se analizaron todos los ficheros contenidos en </text:span><text:span text:style-name="T1">input/</text:span><text:span text:style-name="T2"> buscando palabras que empezasen por dfs. Para ver el resultado:</text:span></text:p>
      <text:p text:style-name="P6">$ bin/hadoop fs -cat output/</text:p>
      <text:p text:style-name="P8">O:</text:p>
      <text:p text:style-name="P6">$ hadoop fs -cat output/</text:p>
      <text:p text:style-name="P6"/>
      <text:h text:style-name="Heading_20_2" text:outline-level="2"><text:bookmark text:name="__RefHeading__662_801092766"/>Manual de instalación y configuración de Hbase<text:bookmark-end text:name="__RefHeading__662_801092766"/></text:h>
      <text:p text:style-name="Text_20_body">Además de los requisitos de Hadoop, Hbase tiene dos prerrequisitos antes de poder funcionar con carga de trabajo: el usuario que ejecuta los procesos de Hbase debe poder abrir un gran número de ficheros al mismo tiempo (más de 10.000, cuando el límite por defecto en los Sistemas Operativos tipo Unix suele ser de 1024) y poder tener un gran número de procesos ejecutándose <text:bookmark-ref text:reference-format="number-all-superior" text:ref-name="__RefNumPara__375_1146097819">[4]</text:bookmark-ref>. Para ello hay que aumentar los valores de las variables <text:span text:style-name="T1">nproc</text:span> y <text:span text:style-name="T1">nofile</text:span>. Por ejemplo, en las distribuciones derivadas de Debian esto se hace añadiendo dos líneas al fichero <text:span text:style-name="T1">/etc/security/limits.conf</text:span> (suponiendo que el usuario hadoop ejecutará los servicios):</text:p>
      <text:p text:style-name="Código">hadoop<text:tab/>-<text:tab/><text:tab/>nofile<text:tab/>32768</text:p>
      <text:p text:style-name="Código">hadoop<text:tab/>soft/hard<text:tab/>nproc<text:tab/><text:tab/>32000</text:p>
      <text:p text:style-name="Código"/>
      <text:p text:style-name="Text_20_body">Además, para que esta configuración surta efecto, hay que añadir una línea al final del fichero <text:span text:style-name="T1">/etc/pam.d/common-session:</text:span></text:p>
      <text:p text:style-name="P6">session required <text:s/>pam_limits.so</text:p>
      <text:p text:style-name="P6"/>
      <text:p text:style-name="Text_20_body">Una vez configuradas estas dos variables, es el momento de instalar una distribución de Hbase de <text:bookmark-ref text:reference-format="number-all-superior" text:ref-name="__RefNumPara__395_1146097819">[5]</text:bookmark-ref> (o del gestor de paquetes de la distribución Linux utilizada). Igual que pasa con Hadoop, existen varias versiones utilizables de Hbase, en tres ramas distintas: 0.92.x, 0.94.x o 0.96.x. En este caso, las tres son compatibles con la version escogida de Hadoop, así que escogemos la última versión estable a fecha de la escritura de este documento: hbase-0.94.5.tar.gz. Extraemos este fichero en una carpeta a nuestra elección, donde se creará la carpeta <text:span text:style-name="T1">hbase-0.94.5/</text:span>.</text:p>
      <text:p text:style-name="Text_20_body">La primera variable que necesita Hbase es la carpeta de instalación de la máquina virtual de Java a utilizar. Esta variable se configura en el fichero <text:span text:style-name="T1">conf/hbase-env.sh</text:span> dentro de la carpeta de instalación de Hbase. En este caso, una instalación de Debian con Oracle JDK7, este fichero debe contener la variable:</text:p>
      <text:p text:style-name="Código">export JAVA_HOME=/usr/lib/jvm/jdk1.7.0_09/</text:p>
      <text:p text:style-name="Código"/>
      <text:p text:style-name="Text_20_body">Para terminar la configuración básica de Hbase, hay que habilitar la característica de sincronización tanto en la configuración de Hadoop como en la de Hbase. Para Hadoop, la configuración ya está hecha en el fichero hdfs-site.xml. Para Hbase, el fichero <text:span text:style-name="T1">hbase-site.xml</text:span><text:span text:style-name="T2">, ubicado en la carpeta </text:span><text:span text:style-name="T1">conf/</text:span><text:span text:style-name="T2"> dentro de la carpeta de instalación de Hbase,</text:span> debe contener lo siguiente:</text:p>
      <text:p text:style-name="Código">&lt;configuration&gt;</text:p>
      <text:p text:style-name="Código"><text:tab/> &lt;property&gt;</text:p>
      <text:p text:style-name="Código"><text:s text:c="9"/>&lt;name&gt;dfs.support.append&lt;/name&gt;</text:p>
      <text:p text:style-name="Código"><text:s text:c="9"/>&lt;value&gt;true&lt;/value&gt;</text:p>
      <text:p text:style-name="Código"><text:s text:c="5"/>&lt;/property&gt;</text:p>
      <text:p text:style-name="Código">&lt;/configuration&gt;</text:p>
      <text:p text:style-name="Código"/>
      <text:p text:style-name="Text_20_body">Una vez terminada la configuración básica, el resto depende de si la configuración es en modo pseudo-distribuido (con todos los demonios de Hadoop y Hbase ejecutándose en un solo nodo) o totalmente distribuido (con un cluster completo) <text:bookmark-ref text:reference-format="number-all-superior" text:ref-name="__RefNumPara__637_64713839">[6]</text:bookmark-ref>. Hadoop y Hbase deben estar ejecutándose en el mismo modo, <text:soft-page-break/>siempre.</text:p>
      <text:h text:style-name="Heading_20_3" text:outline-level="3"><text:bookmark text:name="__RefHeading__664_801092766"/>Configuración de Hbase en modo pseudo-distribuido<text:bookmark-end text:name="__RefHeading__664_801092766"/></text:h>
      <text:p text:style-name="Text_20_body">El fichero <text:span text:style-name="T1">conf/hbase-site.xml</text:span> de la carpeta de instalación de Hbase deberá contener algo parecido a lo siguiente:</text:p>
      <text:p text:style-name="Código">&lt;configuration&gt;</text:p>
      <text:p text:style-name="Código"><text:s text:c="2"/>...</text:p>
      <text:p text:style-name="Código"><text:s text:c="2"/>&lt;property&gt;</text:p>
      <text:p text:style-name="Código"><text:s text:c="4"/>&lt;name&gt;hbase.rootdir&lt;/name&gt;</text:p>
      <text:p text:style-name="Código"><text:s text:c="4"/>&lt;value&gt;hdfs://localhost:8020/hbase&lt;/value&gt;</text:p>
      <text:p text:style-name="Código"><text:s text:c="2"/>&lt;/property&gt;</text:p>
      <text:p text:style-name="Código"><text:s text:c="2"/>&lt;property&gt;</text:p>
      <text:p text:style-name="Código"><text:s text:c="4"/>&lt;name&gt;hbase.cluster.distributed&lt;/name&gt;</text:p>
      <text:p text:style-name="Código"><text:s text:c="4"/>&lt;value&gt;true&lt;/value&gt;</text:p>
      <text:p text:style-name="Código"><text:s text:c="2"/>&lt;/property&gt;</text:p>
      <text:p text:style-name="Código"><text:s text:c="2"/>&lt;property&gt;</text:p>
      <text:p text:style-name="Código"><text:s text:c="4"/>&lt;name&gt;hbase.zookeeper.quorum&lt;/name&gt;</text:p>
      <text:p text:style-name="Código"><text:s text:c="4"/>&lt;value&gt;localhost&lt;/value&gt;</text:p>
      <text:p text:style-name="Código"><text:s text:c="2"/>&lt;/property&gt;</text:p>
      <text:p text:style-name="Código"><text:s text:c="2"/>...</text:p>
      <text:p text:style-name="Código">&lt;/configuration&gt;</text:p>
      <text:h text:style-name="P14" text:outline-level="2"><text:change-start text:change-id="ct108079224"/>Manual de usuario</text:h>
      <text:p text:style-name="Text_20_body">Este manual pretende servir de guía general <text:change-end text:change-id="ct108079224"/><text:change-start text:change-id="ct108079432"/>sobre las distintas acciones que se pueden llevar a cabo en la aplicación. Se presupone un conocimiento básico sobre Razonamiento Basado en Casos, especialmente en las labores propias del administrador.<text:change-end text:change-id="ct108079432"/><text:change-start text:change-id="ct108079536"/> En caso de que no se dispon<text:change-end text:change-id="ct108079536"/><text:change-start text:change-id="ct108079640"/>ga de este conocimiento, la ayuda en línea de la aplicación (Accesible pulsando la tecla F1 desde cualquier ventana o la opción Ayuda<text:change-end text:change-id="ct108079640"/><text:change-start text:change-id="ct108079744"/> en la pestaña de ayuda), posee explicaciones más extensas sobre cada posible duda del funcionamiento de la misma.<text:change-end text:change-id="ct108079744"/></text:p>
      <text:h text:style-name="Heading_20_2" text:outline-level="2"><text:bookmark text:name="__RefHeading__8637_714434732"/>Referencias<text:bookmark-end text:name="__RefHeading__8637_714434732"/></text:h>
      <text:list xml:id="list40730096" text:style-name="L1">
        <text:list-item>
          <text:p text:style-name="P15"><text:bookmark text:name="__RefNumPara__6179_714434732"/><text:a xlink:type="simple" xlink:href="http://hadoop.apache.org/docs/r0.20.2/quickstart.html#Supported+Platforms">http://hadoop.apache.org/docs/r0.20.2/quickstart.html#Supported+Platforms</text:a><text:bookmark-end text:name="__RefNumPara__6179_714434732"/></text:p>
        </text:list-item>
        <text:list-item>
          <text:p text:style-name="P15"><text:bookmark text:name="__RefNumPara__6181_714434732"/><text:a xlink:type="simple" xlink:href="http://hadoop.apache.org/docs/r0.20.2/quickstart.html#Required+Software">http://hadoop.apache.org/docs/r0.20.2/quickstart.html#Required+Software</text:a><text:bookmark-end text:name="__RefNumPara__6181_714434732"/></text:p>
        </text:list-item>
        <text:list-item>
          <text:p text:style-name="P15"><text:bookmark text:name="__RefNumPara__6183_714434732"/><text:a xlink:type="simple" xlink:href="http://www.apache.org/dyn/closer.cgi/hadoop/core/">http://www.apache.org/dyn/closer.cgi/hadoop/core/</text:a><text:bookmark-end text:name="__RefNumPara__6183_714434732"/></text:p>
        </text:list-item>
        <text:list-item>
          <text:p text:style-name="P15"><text:bookmark text:name="__RefNumPara__375_1146097819"/><text:a xlink:type="simple" xlink:href="http://hbase.apache.org/book/configuration.html">http://hbase.apache.org/book/configuration.html</text:a><text:bookmark-end text:name="__RefNumPara__375_1146097819"/></text:p>
        </text:list-item>
        <text:list-item>
          <text:p text:style-name="P15"><text:bookmark text:name="__RefNumPara__395_1146097819"/><text:a xlink:type="simple" xlink:href="http://www.apache.org/dyn/closer.cgi/hbase/">http://www.apache.org/dyn/closer.cgi/hbase/</text:a><text:bookmark-end text:name="__RefNumPara__395_1146097819"/></text:p>
        </text:list-item>
        <text:list-item>
          <text:p text:style-name="P15"><text:bookmark text:name="__RefNumPara__637_64713839"/><text:a xlink:type="simple" xlink:href="http://hbase.apache.org/book/standalone_dist.html">http://hbase.apache.org/book/standalone_dist.html</text:a><text:bookmark-end text:name="__RefNumPara__637_6471383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Courier, monospace"/>
    <style:font-face style:name="OpenSymbol" svg:font-family="OpenSymbol"/>
    <style:font-face style:name="Tahoma" svg:font-family="Tahoma"/>
    <style:font-face style:name="monospace" svg:font-family="monospac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ódigo" style:family="paragraph" style:parent-style-name="Text_20_body" style:master-page-name="">
      <style:paragraph-properties fo:margin-left="1.3cm" fo:margin-right="1.3cm" fo:margin-top="0cm" fo:margin-bottom="0cm" fo:line-height="100%" fo:text-indent="0cm" style:auto-text-indent="true" style:page-number="auto"/>
      <style:text-properties style:font-name="DejaVu Sans Mono1" fo:font-size="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7T11:47:25</meta:creation-date>
    <meta:editing-duration>PT52M11S</meta:editing-duration>
    <meta:editing-cycles>19</meta:editing-cycles>
    <meta:generator>LibreOffice/3.4$Win32 LibreOffice_project/340m1$Build-602</meta:generator>
    <meta:initial-creator>Enrique Sainz Baixauli</meta:initial-creator>
    <dc:date>2013-06-04T20:59:33.10</dc:date>
    <dc:creator>Rubén Antón</dc:creator>
    <meta:document-statistic meta:table-count="1" meta:image-count="0" meta:object-count="0" meta:page-count="10" meta:paragraph-count="161" meta:word-count="1575" meta:character-count="11451" meta:non-whitespace-character-count="9739"/>
    <meta:user-defined meta:name="Info 1"/>
    <meta:user-defined meta:name="Info 2"/>
    <meta:user-defined meta:name="Info 3"/>
    <meta:user-defined meta:name="Info 4"/>
  </office:meta>
</office:document-meta>
</file>